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Pictures/100000000000000800000008DA0D822D7728BAAB.png" manifest:media-type="image/png"/>
  <manifest:file-entry manifest:full-path="Pictures/100000000000005E0000005E70F53A4B0E423AF2.png" manifest:media-type="image/png"/>
  <manifest:file-entry manifest:full-path="Pictures/1000000000000008000000086F860345D4F42B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9cm" draw:marker-end-width="0.9cm" svg:stroke-linecap="round" draw:fill="none" draw:textarea-horizontal-align="justify" draw:textarea-vertical-align="middle" draw:auto-grow-height="false" fo:min-height="17.55cm" fo:min-width="7.3cm" fo:padding-top="0.225cm" fo:padding-bottom="0.225cm" fo:padding-left="0.35cm" fo:padding-right="0.35cm"/>
    </style:style>
    <style:style style:name="gr2" style:family="graphic" style:parent-style-name="standard">
      <style:graphic-properties svg:stroke-width="0.1cm" svg:stroke-color="#000000" draw:marker-start-width="0.6cm" draw:marker-end-width="0.6cm" draw:fill="solid" draw:fill-color="#000000" draw:textarea-horizontal-align="justify" draw:textarea-vertical-align="middle" draw:auto-grow-height="false" fo:min-height="0.15cm" fo:min-width="0.4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3cm" svg:stroke-color="#000000" draw:marker-start-width="1.2cm" draw:marker-end-width="1.2cm" draw:fill="none" draw:textarea-horizontal-align="center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draw:fill="bitmap" draw:fill-image-name="Sky" draw:fill-image-width="3.316cm" draw:fill-image-height="3.316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5.612cm" fo:min-width="7.309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182cm" fo:min-width="3.337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534cm" fo:min-width="5.121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7.613cm" fo:min-width="4.607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884cm" fo:min-width="3.337cm"/>
    </style:style>
    <style:style style:name="gr10" style:family="graphic" style:parent-style-name="objectwithoutfill">
      <style:graphic-properties svg:stroke-color="#000000" draw:marker-start="Arrow" draw:marker-end="" draw:fill="none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bitmap" draw:fill-image-name="Sky" draw:fill-image-width="3.316cm" draw:fill-image-height="3.316cm" style:repeat="repeat" draw:fill-image-ref-point-x="0%" draw:fill-image-ref-point-y="0%" draw:fill-image-ref-point="center" draw:tile-repeat-offset="0% vertical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18cm" svg:x="5.284cm" svg:y="7.7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4.808cm" svg:y="24.284cm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1" draw:layer="layout" svg:x1="4.835cm" svg:y1="24.541cm" svg:x2="3.835cm" svg:y2="24.541cm">
          <text:p/>
        </draw:line>
        <draw:line draw:style-name="gr3" draw:text-style-name="P1" draw:layer="layout" svg:x1="3.892cm" svg:y1="7.161cm" svg:x2="3.797cm" svg:y2="24.684cm">
          <text:p/>
        </draw:line>
        <draw:custom-shape draw:style-name="gr4" draw:text-style-name="P3" draw:layer="layout" svg:width="7.809cm" svg:height="15.862cm" svg:x="5.405cm" svg:y="9.8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37cm" svg:height="1.432cm" svg:x="1.972cm" svg:y="5.756cm">
          <text:p text:style-name="P4">Sensor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" draw:layer="layout" svg:width="5.621cm" svg:height="1.784cm" svg:x="7.998cm" svg:y="5.458cm">
          <text:p text:style-name="P4">Amplifier &amp;</text:p>
          <text:p text:style-name="P4">A to D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107cm" svg:height="7.863cm" svg:x="14.727cm" svg:y="2.324cm">
          <text:p text:style-name="P4">Pi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837cm" svg:y1="6.404cm" svg:x2="7.971cm" svg:y2="6.404cm">
          <text:p/>
        </draw:line>
        <draw:line draw:style-name="gr8" draw:text-style-name="P1" draw:layer="layout" svg:x1="13.619cm" svg:y1="6.35cm" svg:x2="14.727cm" svg:y2="6.35cm">
          <text:p/>
        </draw:line>
        <draw:custom-shape draw:style-name="gr9" draw:text-style-name="P1" draw:layer="layout" svg:width="3.837cm" svg:height="2.134cm" svg:x="5.376cm" svg:y="2.216cm">
          <text:p text:style-name="P4">Power</text:p>
          <text:p text:style-name="P4">Supplies</text:p>
          <draw:enhanced-geometry svg:viewBox="0 0 21600 21600" draw:mirror-horizontal="true" draw:type="rectangle" draw:enhanced-path="M 0 0 L 21600 0 21600 21600 0 21600 0 0 Z N"/>
        </draw:custom-shape>
        <draw:line draw:style-name="gr10" draw:text-style-name="P1" draw:layer="layout" svg:x1="3.891cm" svg:y1="5.756cm" svg:x2="3.891cm" svg:y2="3.324cm">
          <text:p/>
        </draw:line>
        <draw:line draw:style-name="gr8" draw:text-style-name="P1" draw:layer="layout" svg:x1="3.891cm" svg:y1="3.351cm" svg:x2="5.391cm" svg:y2="3.337cm">
          <text:p/>
        </draw:line>
        <draw:line draw:style-name="gr10" draw:text-style-name="P1" draw:layer="layout" svg:x1="10.965cm" svg:y1="5.5cm" svg:x2="10.957cm" svg:y2="3.783cm">
          <text:p/>
        </draw:line>
        <draw:line draw:style-name="gr8" draw:text-style-name="P1" draw:layer="layout" svg:x1="10.944cm" svg:y1="3.769cm" svg:x2="9.228cm" svg:y2="3.756cm">
          <text:p/>
        </draw:line>
        <draw:line draw:style-name="gr10" draw:text-style-name="P1" draw:layer="layout" svg:x1="14.727cm" svg:y1="2.959cm" svg:x2="9.215cm" svg:y2="2.9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_32_5_20_Percent" draw:display-name="25 Percent" xlink:href="Pictures/1000000000000008000000086F860345D4F42B66.png" xlink:type="simple" xlink:show="embed" xlink:actuate="onLoad"/>
    <draw:fill-image draw:name="_35__20_Percent" draw:display-name="5 Percent" xlink:href="Pictures/100000000000000800000008DA0D822D7728BAA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Sky" xlink:href="Pictures/100000000000005E0000005E70F53A4B0E423AF2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3M27S</meta:editing-duration>
    <meta:editing-cycles>3</meta:editing-cycles>
    <meta:generator>LibreOffice/5.3.1.2$Linux_X86_64 LibreOffice_project/30m0$Build-2</meta:generator>
    <dc:date>2017-05-02T10:40:54.160041084</dc:date>
    <dc:creator>Terry Coles</dc:creator>
    <meta:document-statistic meta:object-count="16"/>
  </office:meta>
</office:document-meta>
</file>